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1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 cut</text:span></text:p>
      <text:p text:style-name="P2"><text:span text:style-name="T3"><text:line-break/></text:span><text:a xlink:href="https://wiki.ubuntuusers.de/cut/"><text:span text:style-name="T4">https://wiki.ubuntuusers.de/cut/</text:span></text:a><text:span text:style-name="T5"/></text:p>
      <text:p text:style-name="P2"><text:span text:style-name="T6"><text:line-break/>Lassen Sie sich die Datei passwd anzeigen.<text:line-break/></text:span><text:span text:style-name="T7">sudo cat /etc/shadow</text:span><text:span text:style-name="T8"><text:line-break/><text:line-break/><text:line-break/>Erstellen Sie so eine Datei mit einer Tabelle (Tab-Taste).</text:span><text:span text:style-name="T9"><text:line-break/></text:span><text:span text:style-name="T10">sudo cut -d: -f1, 3 /etc/shadow | sed 's/:/<text:tab/>/' &gt; table.csv<text:line-break/></text:span></text:p>
      <text:p text:style-name="P2"><text:span text:style-name="T11">D.h. aus der shadow-Datei werden Spalte 1 und 3 gewählt, nachdem ":" als Delimiter gewählt wurde, das Ergebnis an sed weitergegeben, welches ":" mit TAB ersetzt und dies als table.csv schreibt. TAB kann hier als Zeichen eingegeben werden, wenn zuvor STRG+V gedrückt wird.</text:span></text:p>
      <text:p text:style-name="P2"><text:span text:style-name="T12"><text:line-break/><text:line-break/>Lassen Sie sich nur das home-Verzeichnis und den Benutzernamen aus passwd anzeigen.<text:line-break/></text:span><text:span text:style-name="T13">cut -d: -f1,6 /etc/passwd | sed 's/:/ /'</text:span><text:span text:style-name="T14"><text:line-break/><text:line-break/><text:line-break/>Filtern Sie aus Ihrer erstellten Datei einzelne Spalten.</text:span><text:span text:style-name="T15"><text:line-break/></text:span><text:span text:style-name="T16">cut -f1 table.csv</text:span><text:span text:style-name="T17"><text:line-break/></text:span></text:p>
      <text:p text:style-name="P2"><text:span text:style-name="T18">Hier muss kein Delimiter angegeben werden, da TAB als Standard vorausgesetzt wird.</text:span></text:p>
      <text:p text:style-name="P2"><text:span text:style-name="T19"><text:line-break/><text:line-break/>Sortieren Sie die Ausgabe alphabetisch.</text:span></text:p>
      <text:p text:style-name="P2"><text:span text:style-name="T20">cut -f1 table.csv | sort</text:span></text:p>
      <text:p text:style-name="P2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